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</text:span>essag<text:span text:style-name="T1">e</text:span>s <text:span text:style-name="T1">F</text:span>rom <text:span text:style-name="T1">T</text:span>he <text:span text:style-name="T1">U</text:span>nivers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/>Messages </text:p>
      <text:p text:style-name="P3">from the universe.</text:p>
      <text:p text:style-name="P2"/>
      <text:p text:style-name="P2"/>
      <text:p text:style-name="P2"/>
      <text:p text:style-name="P2"/>
      <text:p text:style-name="P2">MEFTU, <text:s/>a spiritual guide for</text:p>
      <text:p text:style-name="P2">everyday living and for peace and happines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y:</text:p>
      <text:p text:style-name="P4">Peter Gl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5-08-23T16:51:36.27</meta:creation-date>
    <dc:date>2016-02-05T14:13:44.48</dc:date>
    <dc:creator>Peter Glen</dc:creator>
    <meta:editing-duration>PT17H44M58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1" meta:paragraph-count="7" meta:word-count="23" meta:character-count="140"/>
  </office:meta>
</office:document-meta>
</file>